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889cm" style:rel-column-width="7281*"/>
    </style:style>
    <style:style style:name="Tabla1.I" style:family="table-column">
      <style:table-column-properties style:column-width="1.891cm" style:rel-column-width="7287*"/>
    </style:style>
    <style:style style:name="Tabla1.A1" style:family="table-cell">
      <style:table-cell-properties style:writing-mode="page"/>
    </style:style>
    <style:style style:name="P1" style:family="paragraph" style:parent-style-name="Table_20_Contents">
      <style:paragraph-properties fo:text-align="justify" style:justify-single-word="false"/>
      <style:text-properties fo:color="#000000" fo:font-size="12pt" officeooo:rsid="00067be7" officeooo:paragraph-rsid="00067be7" style:font-size-asian="12pt" style:font-size-complex="12pt"/>
    </style:style>
    <style:style style:name="P2" style:family="paragraph" style:parent-style-name="Table_20_Contents">
      <style:paragraph-properties fo:text-align="justify" style:justify-single-word="false"/>
      <style:text-properties fo:color="#000000" fo:font-size="12pt" style:font-size-asian="12pt" style:font-size-complex="12pt"/>
    </style:style>
    <style:style style:name="P3" style:family="paragraph" style:parent-style-name="Table_20_Contents">
      <style:paragraph-properties fo:text-align="justify" style:justify-single-word="false"/>
      <style:text-properties fo:color="#000000" fo:font-size="12pt" officeooo:rsid="0007b383" officeooo:paragraph-rsid="0007b383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fo:color="#000000" fo:font-size="12pt" officeooo:rsid="00085272" officeooo:paragraph-rsid="00085272" style:font-size-asian="12pt" style:font-size-complex="12pt"/>
    </style:style>
    <style:style style:name="P5" style:family="paragraph" style:parent-style-name="Table_20_Contents">
      <style:paragraph-properties fo:text-align="justify" style:justify-single-word="false"/>
      <style:text-properties fo:color="#000000" fo:font-size="12pt" officeooo:rsid="000ae202" officeooo:paragraph-rsid="000ae202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fo:color="#000000" fo:font-size="12pt" officeooo:rsid="0007b383" officeooo:paragraph-rsid="0007b383" fo:background-color="transparent" style:font-size-asian="12pt" style:font-size-complex="12pt"/>
    </style:style>
    <style:style style:name="P7" style:family="paragraph" style:parent-style-name="Table_20_Contents">
      <style:paragraph-properties fo:text-align="justify" style:justify-single-word="false"/>
      <style:text-properties fo:color="#000000" fo:font-size="12pt" officeooo:rsid="000aabe6" officeooo:paragraph-rsid="000aabe6" fo:background-color="transparent" style:font-size-asian="12pt" style:font-size-complex="12pt"/>
    </style:style>
    <style:style style:name="P8" style:family="paragraph" style:parent-style-name="Table_20_Contents">
      <style:paragraph-properties fo:text-align="justify" style:justify-single-word="false"/>
      <style:text-properties fo:color="#000000" fo:font-size="12pt" fo:background-color="transparent" style:font-size-asian="12pt" style:font-size-complex="12pt"/>
    </style:style>
    <style:style style:name="P9" style:family="paragraph" style:parent-style-name="Table_20_Contents">
      <style:paragraph-properties fo:text-align="justify" style:justify-single-word="false"/>
      <style:text-properties fo:color="#000000" fo:font-size="12pt" officeooo:rsid="00085272" officeooo:paragraph-rsid="00085272" fo:background-color="transparen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000000" fo:font-size="12pt" officeooo:rsid="000ae202" officeooo:paragraph-rsid="000ae202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fo:font-size="12pt" officeooo:rsid="00067be7" officeooo:paragraph-rsid="00067be7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fo:font-size="12pt" officeooo:rsid="000ae202" officeooo:paragraph-rsid="000ae202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666666" fo:font-size="12pt" officeooo:rsid="000ae202" officeooo:paragraph-rsid="000c0394" style:font-size-asian="12pt" style:font-size-complex="12pt"/>
    </style:style>
    <style:style style:name="P15" style:family="paragraph" style:parent-style-name="Standard">
      <style:paragraph-properties fo:text-align="justify" style:justify-single-word="false"/>
      <style:text-properties fo:font-size="12pt" officeooo:paragraph-rsid="0004d228" style:font-size-asian="12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paragraph-rsid="0014e1d7" style:font-size-asian="12pt" style:font-size-complex="12pt"/>
    </style:style>
    <style:style style:name="P17" style:family="paragraph" style:parent-style-name="Standard">
      <style:paragraph-properties fo:text-align="justify" style:justify-single-word="false"/>
      <style:text-properties fo:font-size="12pt" officeooo:paragraph-rsid="000c0394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paragraph-rsid="000f06fd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fo:font-size="12pt" officeooo:paragraph-rsid="00142ab7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fo:font-size="12pt" officeooo:paragraph-rsid="0018d8ee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04d228" officeooo:paragraph-rsid="0004d228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0d5ea7" officeooo:paragraph-rsid="000d5ea7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0ae202" officeooo:paragraph-rsid="00067be7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0ae202" officeooo:paragraph-rsid="000d5ea7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12c78d" officeooo:paragraph-rsid="0012c78d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15761a" officeooo:paragraph-rsid="0015761a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18d8ee" officeooo:paragraph-rsid="0018d8ee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fo:font-size="12pt" officeooo:rsid="00198738" officeooo:paragraph-rsid="00198738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0ae202" officeooo:paragraph-rsid="000d5ea7" style:font-size-asian="12pt" style:font-weight-asian="normal" style:font-size-complex="12pt" style:font-weight-complex="normal"/>
    </style:style>
    <style:style style:name="T1" style:family="text">
      <style:text-properties officeooo:rsid="000aabe6"/>
    </style:style>
    <style:style style:name="T2" style:family="text">
      <style:text-properties officeooo:rsid="000d5ea7"/>
    </style:style>
    <style:style style:name="T3" style:family="text">
      <style:text-properties fo:color="#000000"/>
    </style:style>
    <style:style style:name="T4" style:family="text">
      <style:text-properties fo:color="#000000" officeooo:rsid="000c0394"/>
    </style:style>
    <style:style style:name="T5" style:family="text">
      <style:text-properties fo:color="#000000" officeooo:rsid="00150a73"/>
    </style:style>
    <style:style style:name="T6" style:family="text">
      <style:text-properties fo:color="#000000" officeooo:rsid="000d5ea7"/>
    </style:style>
    <style:style style:name="T7" style:family="text">
      <style:text-properties fo:color="#000000" officeooo:rsid="000f06fd"/>
    </style:style>
    <style:style style:name="T8" style:family="text">
      <style:text-properties fo:color="#000000" officeooo:rsid="000f543a"/>
    </style:style>
    <style:style style:name="T9" style:family="text">
      <style:text-properties fo:color="#000000" officeooo:rsid="00113e76"/>
    </style:style>
    <style:style style:name="T10" style:family="text">
      <style:text-properties fo:color="#000000" officeooo:rsid="00142ab7"/>
    </style:style>
    <style:style style:name="T11" style:family="text">
      <style:text-properties fo:color="#000000" officeooo:rsid="00148c3a"/>
    </style:style>
    <style:style style:name="T12" style:family="text">
      <style:text-properties fo:color="#000000" officeooo:rsid="0014e1d7"/>
    </style:style>
    <style:style style:name="T13" style:family="text">
      <style:text-properties fo:color="#000000" officeooo:rsid="001771bf"/>
    </style:style>
    <style:style style:name="T14" style:family="text">
      <style:text-properties fo:color="#000000" officeooo:rsid="0018d8ee"/>
    </style:style>
    <style:style style:name="T15" style:family="text">
      <style:text-properties fo:color="#000000" officeooo:rsid="00198738"/>
    </style:style>
    <style:style style:name="T16" style:family="text">
      <style:text-properties officeooo:rsid="00113e76"/>
    </style:style>
    <style:style style:name="T17" style:family="text">
      <style:text-properties officeooo:rsid="0014e1d7"/>
    </style:style>
    <style:style style:name="T18" style:family="text">
      <style:text-properties officeooo:rsid="00150a73"/>
    </style:style>
    <style:style style:name="T19" style:family="text">
      <style:text-properties officeooo:rsid="000340ab"/>
    </style:style>
    <style:style style:name="T20" style:family="text">
      <style:text-properties officeooo:rsid="0004d228"/>
    </style:style>
    <style:style style:name="T21" style:family="text">
      <style:text-properties officeooo:rsid="00067be7"/>
    </style:style>
    <style:style style:name="T22" style:family="text">
      <style:text-properties officeooo:rsid="0007b3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9">C</text:span><text:span text:style-name="T20">omo ya hemos comentado, el </text:span><text:span text:style-name="T1">propósito del artículo es</text:span><text:span text:style-name="T20"> violar el menor número de preferencias posible</text:span><text:span text:style-name="T1">s dadas unas votaciones, o hacer una clasificación “más justa” dados los resultados de una competición</text:span><text:span text:style-name="T20">. </text:span><text:span text:style-name="T18">En el artículo </text:span><text:span text:style-name="T17">emp</text:span><text:span text:style-name="T18">ieza</text:span><text:span text:style-name="T17"> con </text:span><text:span text:style-name="T18">los</text:span><text:span text:style-name="T17"> resultados de una votación, </text:span><text:span text:style-name="T18">e</text:span><text:span text:style-name="T17"> intentar llegar a un método que clasifique estos resultados con las co</text:span><text:span text:style-name="T18">ndiciones que buscamos.</text:span></text:p>
      <text:p text:style-name="P16"/>
      <text:p text:style-name="P15"><text:span text:style-name="T20">Tenemos un grupo de </text:span><text:span text:style-name="T21">7</text:span><text:span text:style-name="T20"> personas que tienen que votar, de entre ellos, los tres participantes que quieren que formen un tribunal. Supongamos que no pueden votarse entre ellos, que no hay abstenciones y que no los votan </text:span><text:span text:style-name="T2">en orden si no que los tres votos valen por igual</text:span><text:span text:style-name="T20">. Imaginemos estos resultados:</text:span></text:p>
      <text:p text:style-name="P15"/>
      <text:p text:style-name="P21">A: <text:span text:style-name="T21">B</text:span>DE </text:p>
      <text:p text:style-name="P21">B: DAF </text:p>
      <text:p text:style-name="P21">C: DGA</text:p>
      <text:p text:style-name="P21">D: C<text:span text:style-name="T21">B</text:span>E</text:p>
      <text:p text:style-name="P21">E: ABC</text:p>
      <text:p text:style-name="P21">F: ACD</text:p>
      <text:p text:style-name="P21">G: BAC</text:p>
      <text:p text:style-name="P21"/>
      <text:p text:style-name="P21">Vamos a interpretar estos resultados de esta manera: Si A ha votado a <text:span text:style-name="T18">B</text:span>, D y E. A prefiere a <text:span text:style-name="T18">B</text:span> por encima de <text:span text:style-name="T18">H</text:span>, de C y de G. Y lo mismo con D y E. <text:span text:style-name="T21">Creamos una tabla 7X7 donde, en la casil</text:span><text:span text:style-name="T1">l</text:span><text:span text:style-name="T21">a </text:span><text:span text:style-name="T18">de la</text:span><text:span text:style-name="T21"> fila i x columna j estará el número de miembros que prefieren a la persona i por encima de la persona j. Es decir el número de votaciones </text:span><text:span text:style-name="T22"><text:s/>(excepto la de j)</text:span><text:span text:style-name="T21"> en las que aparece la persona i y no la persona j.</text:span></text:p>
      <text:p text:style-name="P22"><text:span text:style-name="T21">H</text:span>aciendo la tabla a mano nos ha quedado <text:span text:style-name="T21">así:</text:span></text:p>
      <text:p text:style-name="P22"/>
      <table:table table:name="Tabla1" table:style-name="Tabla1">
        <table:table-column table:style-name="Tabla1.A" table:number-columns-repeated="8"/>
        <table:table-column table:style-name="Tabla1.I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2">A</text:p>
          </table:table-cell>
          <table:table-cell table:style-name="Tabla1.A1" office:value-type="string">
            <text:p text:style-name="P12">B</text:p>
          </table:table-cell>
          <table:table-cell table:style-name="Tabla1.A1" office:value-type="string">
            <text:p text:style-name="P12">C</text:p>
          </table:table-cell>
          <table:table-cell table:style-name="Tabla1.A1" office:value-type="string">
            <text:p text:style-name="P12">D</text:p>
          </table:table-cell>
          <table:table-cell table:style-name="Tabla1.A1" office:value-type="string">
            <text:p text:style-name="P12">E</text:p>
          </table:table-cell>
          <table:table-cell table:style-name="Tabla1.A1" office:value-type="string">
            <text:p text:style-name="P12">F</text:p>
          </table:table-cell>
          <table:table-cell table:style-name="Tabla1.A1" office:value-type="string">
            <text:p text:style-name="P12">G</text:p>
          </table:table-cell>
          <table:table-cell table:style-name="Tabla1.A1" office:value-type="string">
            <text:p text:style-name="P13"/>
          </table:table-cell>
        </table:table-row>
        <table:table-row>
          <table:table-cell table:style-name="Tabla1.A1" office:value-type="string">
            <text:p text:style-name="P1">A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7">1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<text:span text:style-name="T1">5</text:span></text:p>
          </table:table-cell>
        </table:table-row>
        <table:table-row>
          <table:table-cell table:style-name="Tabla1.A1" office:value-type="string">
            <text:p text:style-name="P1">B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3">4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2</text:p>
          </table:table-cell>
        </table:table-row>
        <table:table-row>
          <table:table-cell table:style-name="Tabla1.A1" office:value-type="string">
            <text:p text:style-name="P1">C</text:p>
          </table:table-cell>
          <table:table-cell table:style-name="Tabla1.A1" office:value-type="string">
            <text:p text:style-name="P3">1</text:p>
          </table:table-cell>
          <table:table-cell table:style-name="Tabla1.A1" office:value-type="string">
            <text:p text:style-name="P6">1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12</text:p>
          </table:table-cell>
        </table:table-row>
        <table:table-row>
          <table:table-cell table:style-name="Tabla1.A1" office:value-type="string">
            <text:p text:style-name="P1">D</text:p>
          </table:table-cell>
          <table:table-cell table:style-name="Tabla1.A1" office:value-type="string">
            <text:p text:style-name="P3">0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6">2</text:p>
          </table:table-cell>
          <table:table-cell table:style-name="Tabla1.A1" office:value-type="string">
            <text:p text:style-name="P8">-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3">2</text:p>
          </table:table-cell>
          <table:table-cell table:style-name="Tabla1.A1" office:value-type="string">
            <text:p text:style-name="P3">3</text:p>
          </table:table-cell>
          <table:table-cell table:style-name="Tabla1.A1" office:value-type="string">
            <text:p text:style-name="P4">12</text:p>
          </table:table-cell>
        </table:table-row>
        <table:table-row>
          <table:table-cell table:style-name="Tabla1.A1" office:value-type="string">
            <text:p text:style-name="P1">E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7">0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4">2</text:p>
          </table:table-cell>
          <table:table-cell table:style-name="Tabla1.A1" office:value-type="string">
            <text:p text:style-name="P5">6</text:p>
          </table:table-cell>
        </table:table-row>
        <table:table-row>
          <table:table-cell table:style-name="Tabla1.A1" office:value-type="string">
            <text:p text:style-name="P1">F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1">G</text:p>
          </table:table-cell>
          <table:table-cell table:style-name="Tabla1.A1" office:value-type="string">
            <text:p text:style-name="P4">0</text:p>
          </table:table-cell>
          <table:table-cell table:style-name="Tabla1.A1" office:value-type="string">
            <text:p text:style-name="P9">1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9">0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2">-</text:p>
          </table:table-cell>
          <table:table-cell table:style-name="Tabla1.A1" office:value-type="string">
            <text:p text:style-name="P4">3</text:p>
          </table:table-cell>
        </table:table-row>
        <table:table-row>
          <table:table-cell table:style-name="Tabla1.A1" office:value-type="string">
            <text:p text:style-name="P2"/>
          </table:table-cell>
          <table:table-cell table:style-name="Tabla1.A1" office:value-type="string">
            <text:p text:style-name="P4">3</text:p>
          </table:table-cell>
          <table:table-cell table:style-name="Tabla1.A1" office:value-type="string">
            <text:p text:style-name="P9">6</text:p>
          </table:table-cell>
          <table:table-cell table:style-name="Tabla1.A1" office:value-type="string">
            <text:p text:style-name="P7">6</text:p>
          </table:table-cell>
          <table:table-cell table:style-name="Tabla1.A1" office:value-type="string">
            <text:p text:style-name="P10">6</text:p>
          </table:table-cell>
          <table:table-cell table:style-name="Tabla1.A1" office:value-type="string">
            <text:p text:style-name="P4">12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4">15</text:p>
          </table:table-cell>
          <table:table-cell table:style-name="Tabla1.A1" office:value-type="string">
            <text:p text:style-name="P2"/>
          </table:table-cell>
        </table:table-row>
      </table:table>
      <text:p text:style-name="P23"/>
      <text:p text:style-name="P24">La tabla que sale en el artículo no queda exactamente igual, <text:span text:style-name="T18">pero</text:span><text:span text:style-name="T2"> vamos a trabajar con la que aparece </text:span><text:span text:style-name="T18">en el artículo puesto que los resultados son parecidos.</text:span></text:p>
      <text:p text:style-name="P24"/>
      <text:p text:style-name="P29">** <text:span text:style-name="T16">pego tabla **</text:span></text:p>
      <text:p text:style-name="P24"/>
      <text:p text:style-name="P24"><text:s/>El valor que aparece en la última columna es el número de veces que han preferido a ese miembro antes que a otro. <text:span text:style-name="T2">Y 63 es el número total de preferencias.</text:span></text:p>
      <text:p text:style-name="P14">Y dado un miembro, la suma de su fila y su columna siempre da 18 porque, cada uno de los miembros está siendo comparado con otros tres, por los 6 miembros restantes.</text:p>
      <text:p text:style-name="P17"><text:span text:style-name="T4">Si juzgamos por los resultados de esta </text:span><text:span text:style-name="T5">última </text:span><text:span text:style-name="T4">columna, </text:span><text:span text:style-name="T6">los miembros A y C son</text:span><text:span text:style-name="T4"> </text:span><text:span text:style-name="T6">los</text:span><text:span text:style-name="T4"> que tiene</text:span><text:span text:style-name="T6">n</text:span><text:span text:style-name="T4"> el valor más alto, </text:span><text:span text:style-name="T6">15,</text:span><text:span text:style-name="T4"> seguido</text:span><text:span text:style-name="T6">s del </text:span><text:span text:style-name="T5">participante</text:span><text:span text:style-name="T6"> B siendo preferido 12 veces </text:span><text:span text:style-name="T5">antes que</text:span><text:span text:style-name="T6"> otros miembros.</text:span><text:span text:style-name="T4"> </text:span><text:span text:style-name="T6">El autor del artículo dice “Como satisfacemos el mayor número de preferencias posibles, y como el número total de preferencias es constante, minimizamos el número de preferencias violadas”.</text:span></text:p>
      <text:p text:style-name="P17"><text:span text:style-name="T6"/></text:p>
      <text:p text:style-name="P18"><text:span text:style-name="T6">S</text:span><text:span text:style-name="T7">upongamos ahora que los miembros votan en orden de preferencia, </text:span><text:span text:style-name="T5">con</text:span><text:span text:style-name="T7"> los mismos votos que antes. Por ejemplo, A habría votado primero B, luego D y por último E. </text:span><text:span text:style-name="T8">Antes cada elector expresaba 9 preferencias: A prefería a B por encima de CFG, a D por encima de CFG y a E por </text:span><text:soft-page-break/><text:span text:style-name="T8">encima de CFG. Ahora expresa 12 preferencias: a B por encima de DECFG, a D por encima de ECFG y a E por encima de CFG. Ahora obtendríamos la tabla:</text:span></text:p>
      <text:p text:style-name="P18"><text:span text:style-name="T8"/></text:p>
      <text:p text:style-name="P18"><text:span text:style-name="T8">** </text:span><text:span text:style-name="T9">inserto tabla **</text:span></text:p>
      <text:p text:style-name="P18"><text:span text:style-name="T9"/></text:p>
      <text:p text:style-name="P25"><text:span text:style-name="T9">d</text:span><text:span text:style-name="T3">onde los clasificados serían A, C y B, </text:span><text:span text:style-name="T10">mirando en la última columna de los resultados finales.</text:span></text:p>
      <text:p text:style-name="P25"><text:span text:style-name="T10"/></text:p>
      <text:p text:style-name="P19"><text:span text:style-name="T10">Este método puede ser utilizado para cualquier número de miembros del grupo total y del comité que se quiere formar. Antes pusimos las condiciones de que no puede haber abstenciones, nadie se puede votar a sí mismo, son ellos mismos los que se votan entre ellos… Pero muchas de estas condiciones pueden relajarse: por ejemplo, votarse a sí mismo no afecta en nada al método, puede haber abstenciones, o incluso algún votante puede empatar a algunos de los miembros que vota. En este último caso simplemente ninguno tiene preferencia sobre el otro. También funciona si los que votan son un grupo de personas distintas a las personas votadas. </text:span><text:span text:style-name="T11">Este sistema propuesto funciona siempre que todos los jueces tengan el mismo número de votos y estos valgan lo mismo. </text:span><text:span text:style-name="T12">De esta manera hemos construido, dados un sistema de comparación por parejas, un ranking que minimiza el número de preferencias violadas.</text:span></text:p>
      <text:p text:style-name="P19"><text:span text:style-name="T12"/></text:p>
      <text:p text:style-name="P26"><text:span text:style-name="T12">K</text:span><text:span text:style-name="T3">endell comenta ahora que va a “considerar diversos desarrollos que son necesarios para permitir un estudio más profundo de las situaciones de comparaciones por parejas”. Para ilustrarlo, utiliza un ejemplo.</text:span></text:p>
      <text:p text:style-name="P26"><text:span text:style-name="T3"/></text:p>
      <text:p text:style-name="P26"><text:span text:style-name="T3">Supongamos 6 jugadores en un torneo de ajedrez, </text:span><text:span text:style-name="T13">donde si ganas te asignan 1 punto, si empatas ½ y si pierdes, 0. Y plasmémoslo en una tabla, siendo la fila i x columna j el resultado del participante i, en su partida contra el jugador j. En las casillas i x i pondremos ½. Esto no afectará en nada al resultado porque cada jugador tendrá simplemente ½ más.</text:span></text:p>
      <text:p text:style-name="P26"><text:span text:style-name="T13"/></text:p>
      <text:p text:style-name="P26"><text:span text:style-name="T13">**inserto tabla**</text:span></text:p>
      <text:p text:style-name="P27"><text:span text:style-name="T13">E</text:span><text:span text:style-name="T3">n la última columna volvemos a observar la clasificación final de los jugadores. A y C quedaron los primeros, luego B, E y F, y por último D. Si hubiera tres premios de dinero, dividiríamos el primero y segundo entre A y B, y el tercero entre B, E y F. D se quedaría sin premio. Pero, como comenta Kendell, si nos fijamos en las partidas ganadas y perdidas, aunque D sólo haya ganado una partida, le ha ganado la partida al jugador A, que ha quedado el primer clasificado. Es decir, es el que más partidas había ganado. E incluso A ha ganado a C pero están empatados en el primer puesto. Es el Doctor T.H.Wei. Quien, en 1952 en una tesis no publicada, sugiere un método para realizar otra clasificación:</text:span></text:p>
      <text:p text:style-name="P27"><text:span text:style-name="T3"/></text:p>
      <text:p text:style-name="P20"><text:span text:style-name="T14">Se recalcula la puntuación de cada jugador teniendo en cuenta la puntuación de cada jugador al que haya ganado y ½ de la puntuación del jugador con el que haya empatado. La tabla nos quedaría ahora de esta manera:</text:span></text:p>
      <text:p text:style-name="P20"><text:span text:style-name="T14"/></text:p>
      <text:p text:style-name="P20"><text:span text:style-name="T14">**inserto tabla**</text:span></text:p>
      <text:p text:style-name="P27"><text:span text:style-name="T14"/></text:p>
      <text:p text:style-name="P27"><text:span text:style-name="T3">Ahora las clasificaciones quedan distintas: A queda primero, </text:span><text:span text:style-name="T15">C segundo, y en tercer lugar el resto empatados. “¿Y qué pasa si repetimos este procedimiento otra vez?”, se plantea Kendell. Recalculando la puntuación con el mismo método y los nuevos datos, obtiene </text:span></text:p>
      <text:p text:style-name="P27"><text:span text:style-name="T15"/></text:p>
      <text:p text:style-name="P27"><text:span text:style-name="T15">**inserto tabla**</text:span></text:p>
      <text:p text:style-name="P27"><text:span text:style-name="T15"/></text:p>
      <text:p text:style-name="P28"><text:span text:style-name="T3">¿Y otra vez?</text:span></text:p>
      <text:p text:style-name="P28"><text:span text:style-name="T3"/></text:p>
      <text:p text:style-name="P28"><text:span text:style-name="T3">**inserto tabla**</text:span></text:p>
      <text:p text:style-name="P28"><text:soft-page-break/><text:span text:style-name="T3"/></text:p>
      <text:p text:style-name="P28"><text:span text:style-name="T3">Llega un momento en el que al recalcular se obtienen los mismos datos que en el paso anterior, puesto que los valores se estabiliza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20:04:16.326968451</meta:creation-date>
    <dc:date>2021-06-11T14:56:16.796331497</dc:date>
    <meta:editing-duration>PT4H20M25S</meta:editing-duration>
    <meta:editing-cycles>3</meta:editing-cycles>
    <meta:generator>LibreOffice/6.4.6.2$Linux_X86_64 LibreOffice_project/40$Build-2</meta:generator>
    <meta:document-statistic meta:table-count="1" meta:image-count="0" meta:object-count="0" meta:page-count="3" meta:paragraph-count="108" meta:word-count="1056" meta:character-count="5491" meta:non-whitespace-character-count="4539"/>
  </office:meta>
</office:document-meta>
</file>